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50d5" officeooo:paragraph-rsid="001c50d5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fo:font-size="24pt" style:text-underline-style="solid" style:text-underline-width="auto" style:text-underline-color="font-color" fo:font-weight="bold" officeooo:rsid="001c50d5" officeooo:paragraph-rsid="001c50d5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c50d5" officeooo:paragraph-rsid="001c50d5" style:font-size-asian="24pt" style:font-weight-asian="bold" style:font-size-complex="24pt" style:font-weight-complex="bold"/>
    </style:style>
    <style:style style:name="P4" style:family="paragraph" style:parent-style-name="Header">
      <style:text-properties officeooo:rsid="001c50d5" officeooo:paragraph-rsid="001c50d5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itre 1</text:p>
      <text:p text:style-name="P3">La réaction inflammatoire, un exemple de l’immunité inné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0d5" officeooo:paragraph-rsid="001c50d5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VT <text:tab/><text:tab/>T3A Ch1</text:p>
      </style:header>
      <style:footer>
        <text:p text:style-name="Footer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11:04.500000000</meta:creation-date>
    <dc:date>2019-03-13T09:12:36.509000000</dc:date>
    <meta:editing-duration>PT1M31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4" meta:word-count="14" meta:character-count="84" meta:non-whitespace-character-count="71"/>
  </office:meta>
</office:document-meta>
</file>